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2dec" officeooo:paragraph-rsid="00162dec"/>
    </style:style>
    <style:style style:name="P2" style:family="paragraph" style:parent-style-name="Standard">
      <style:text-properties officeooo:rsid="0017aec0" officeooo:paragraph-rsid="0017aec0"/>
    </style:style>
    <style:style style:name="P3" style:family="paragraph" style:parent-style-name="Standard">
      <style:text-properties officeooo:rsid="0017aec0" officeooo:paragraph-rsid="0019c001"/>
    </style:style>
    <style:style style:name="P4" style:family="paragraph" style:parent-style-name="Standard">
      <style:text-properties officeooo:rsid="0017aec0" officeooo:paragraph-rsid="00259b45"/>
    </style:style>
    <style:style style:name="P5" style:family="paragraph" style:parent-style-name="Standard">
      <style:text-properties officeooo:rsid="0019c5b7" officeooo:paragraph-rsid="0019c5b7"/>
    </style:style>
    <style:style style:name="P6" style:family="paragraph" style:parent-style-name="Standard">
      <style:text-properties officeooo:rsid="001d20d1" officeooo:paragraph-rsid="001d20d1"/>
    </style:style>
    <style:style style:name="P7" style:family="paragraph" style:parent-style-name="Standard">
      <style:text-properties officeooo:rsid="001f7332" officeooo:paragraph-rsid="001f7332"/>
    </style:style>
    <style:style style:name="P8" style:family="paragraph" style:parent-style-name="Standard">
      <style:text-properties officeooo:rsid="0021d0b7" officeooo:paragraph-rsid="0021d0b7"/>
    </style:style>
    <style:style style:name="P9" style:family="paragraph" style:parent-style-name="Standard">
      <style:text-properties officeooo:rsid="0021d0b7" officeooo:paragraph-rsid="002416c8"/>
    </style:style>
    <style:style style:name="P10" style:family="paragraph" style:parent-style-name="Standard">
      <style:paragraph-properties fo:break-before="page"/>
      <style:text-properties officeooo:rsid="0026bbe6" officeooo:paragraph-rsid="0026bbe6"/>
    </style:style>
    <style:style style:name="P11" style:family="paragraph" style:parent-style-name="Standard">
      <style:text-properties officeooo:rsid="0026bbe6" officeooo:paragraph-rsid="0026bbe6"/>
    </style:style>
    <style:style style:name="P12" style:family="paragraph" style:parent-style-name="Standard">
      <style:text-properties officeooo:rsid="0026f7c9" officeooo:paragraph-rsid="0026bbe6"/>
    </style:style>
    <style:style style:name="P13" style:family="paragraph" style:parent-style-name="Standard">
      <style:text-properties officeooo:rsid="0026f7c9" officeooo:paragraph-rsid="0026f7c9"/>
    </style:style>
    <style:style style:name="P14" style:family="paragraph" style:parent-style-name="Standard">
      <style:text-properties officeooo:rsid="0028bebe" officeooo:paragraph-rsid="0028bebe"/>
    </style:style>
    <style:style style:name="P15" style:family="paragraph" style:parent-style-name="Standard">
      <style:text-properties officeooo:rsid="002a894f" officeooo:paragraph-rsid="002a894f"/>
    </style:style>
    <style:style style:name="P16" style:family="paragraph" style:parent-style-name="Standard">
      <style:text-properties officeooo:rsid="002d6a1f" officeooo:paragraph-rsid="002d6a1f"/>
    </style:style>
    <style:style style:name="P17" style:family="paragraph" style:parent-style-name="Standard">
      <style:text-properties fo:font-weight="bold" officeooo:rsid="002d6a1f" officeooo:paragraph-rsid="002d6a1f" style:font-weight-asian="bold" style:font-weight-complex="bold"/>
    </style:style>
    <style:style style:name="P18" style:family="paragraph" style:parent-style-name="Standard">
      <style:text-properties fo:font-weight="bold" officeooo:rsid="002f38e0" officeooo:paragraph-rsid="002f38e0" style:font-weight-asian="bold" style:font-weight-complex="bold"/>
    </style:style>
    <style:style style:name="P19" style:family="paragraph" style:parent-style-name="Standard">
      <style:text-properties officeooo:rsid="002d9c53" officeooo:paragraph-rsid="002d9c53"/>
    </style:style>
    <style:style style:name="P20" style:family="paragraph" style:parent-style-name="Standard">
      <style:text-properties officeooo:rsid="002d9c53" officeooo:paragraph-rsid="002f38e0"/>
    </style:style>
    <style:style style:name="P21" style:family="paragraph" style:parent-style-name="Standard">
      <style:text-properties officeooo:rsid="002fbf28" officeooo:paragraph-rsid="002fbf28"/>
    </style:style>
    <style:style style:name="P22" style:family="paragraph" style:parent-style-name="Standard">
      <style:text-properties officeooo:rsid="003aeb57" officeooo:paragraph-rsid="003aeb57"/>
    </style:style>
    <style:style style:name="P23" style:family="paragraph" style:parent-style-name="Standard">
      <style:text-properties officeooo:rsid="003aeb57" officeooo:paragraph-rsid="0040c8ad"/>
    </style:style>
    <style:style style:name="P24" style:family="paragraph" style:parent-style-name="Standard">
      <style:text-properties officeooo:rsid="003b289a" officeooo:paragraph-rsid="003b289a"/>
    </style:style>
    <style:style style:name="P25" style:family="paragraph" style:parent-style-name="Standard">
      <style:text-properties officeooo:rsid="003c7697" officeooo:paragraph-rsid="003c7697"/>
    </style:style>
    <style:style style:name="P26" style:family="paragraph" style:parent-style-name="Standard">
      <style:text-properties officeooo:rsid="003e0afb" officeooo:paragraph-rsid="003e0afb"/>
    </style:style>
    <style:style style:name="P27" style:family="paragraph" style:parent-style-name="Standard">
      <style:text-properties officeooo:rsid="003f99ae" officeooo:paragraph-rsid="003f99ae"/>
    </style:style>
    <style:style style:name="P28" style:family="paragraph" style:parent-style-name="Standard">
      <style:text-properties officeooo:rsid="003fa0eb" officeooo:paragraph-rsid="003fa0eb"/>
    </style:style>
    <style:style style:name="P29" style:family="paragraph" style:parent-style-name="Standard">
      <style:text-properties fo:color="#c9211e" loext:opacity="100%" officeooo:rsid="003fa0eb" officeooo:paragraph-rsid="003fa0eb"/>
    </style:style>
    <style:style style:name="P30" style:family="paragraph" style:parent-style-name="Standard">
      <style:text-properties officeooo:rsid="0019c001" officeooo:paragraph-rsid="0040c8ad"/>
    </style:style>
    <style:style style:name="P31" style:family="paragraph" style:parent-style-name="Standard">
      <style:text-properties officeooo:rsid="00394ca2" officeooo:paragraph-rsid="0040c8ad"/>
    </style:style>
    <style:style style:name="P32" style:family="paragraph" style:parent-style-name="Standard">
      <style:text-properties officeooo:rsid="0028bebe" officeooo:paragraph-rsid="0028bebe"/>
    </style:style>
    <style:style style:name="P33" style:family="paragraph" style:parent-style-name="Standard">
      <style:text-properties officeooo:rsid="00456ca6" officeooo:paragraph-rsid="00456ca6"/>
    </style:style>
    <style:style style:name="P34" style:family="paragraph" style:parent-style-name="Standard">
      <style:text-properties officeooo:rsid="00468d88" officeooo:paragraph-rsid="00468d88"/>
    </style:style>
    <style:style style:name="T1" style:family="text">
      <style:text-properties officeooo:rsid="0019c5b7"/>
    </style:style>
    <style:style style:name="T2" style:family="text">
      <style:text-properties officeooo:rsid="001b90e4"/>
    </style:style>
    <style:style style:name="T3" style:family="text">
      <style:text-properties officeooo:rsid="001d20d1"/>
    </style:style>
    <style:style style:name="T4" style:family="text">
      <style:text-properties officeooo:rsid="0021d0b7"/>
    </style:style>
    <style:style style:name="T5" style:family="text">
      <style:text-properties officeooo:rsid="002289fa"/>
    </style:style>
    <style:style style:name="T6" style:family="text">
      <style:text-properties fo:color="#395511" loext:opacity="100%" fo:font-weight="bold" officeooo:rsid="002416c8" style:font-weight-asian="bold" style:font-weight-complex="bold"/>
    </style:style>
    <style:style style:name="T7" style:family="text">
      <style:text-properties officeooo:rsid="002fb4ce"/>
    </style:style>
    <style:style style:name="T8" style:family="text">
      <style:text-properties fo:color="#168253" loext:opacity="100%" officeooo:rsid="00359bfa"/>
    </style:style>
    <style:style style:name="T9" style:family="text">
      <style:text-properties fo:color="#168253" loext:opacity="100%" fo:font-weight="bold" officeooo:rsid="00359bfa" style:font-weight-asian="bold" style:font-weight-complex="bold"/>
    </style:style>
    <style:style style:name="T10" style:family="text">
      <style:text-properties officeooo:rsid="003aeb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Pendiente para ya:</text:p>
      <text:p text:style-name="P14"/>
      <text:p text:style-name="P34">Quitar bootstrap</text:p>
      <text:p text:style-name="P14"/>
      <text:p text:style-name="P33">Al hacer login se va a la url “project/:project”</text:p>
      <text:p text:style-name="P33"/>
      <text:p text:style-name="P22">No sale la URL.</text:p>
      <text:p text:style-name="P14"/>
      <text:p text:style-name="P14">Colapsar por módulo y por endpoint</text:p>
      <text:p text:style-name="P14"/>
      <text:p text:style-name="P16"/>
      <text:p text:style-name="P20">Añadir al proyecto la URL de la dapp</text:p>
      <text:p text:style-name="P20"/>
      <text:p text:style-name="P16">Añadir campo “not implemented”: <text:span text:style-name="T7">notImplemented</text:span></text:p>
      <text:p text:style-name="P17">Not implemented in this version</text:p>
      <text:p text:style-name="P18">(link a la dapp) <text:span text:style-name="T8">HECHO</text:span></text:p>
      <text:p text:style-name="P14"/>
      <text:p text:style-name="P21">En la entrada de datos añadir el “isNFT” para que nos aparezca un selector de NFTs en vez de tokens</text:p>
      <text:p text:style-name="P21"/>
      <text:p text:style-name="P21"/>
      <text:p text:style-name="P19"/>
      <text:p text:style-name="P14"/>
      <text:p text:style-name="P8"/>
      <text:p text:style-name="P8">Pendiente para ya:</text:p>
      <text:p text:style-name="P8"/>
      <text:p text:style-name="P8">1.- Empezar el lunes a preparar la página del proyecto como viene abajo <text:span text:style-name="T6">HECHO</text:span></text:p>
      <text:p text:style-name="P9">2.- <text:span text:style-name="T1">Cuando se muestre un token en un endpoint, que se muestre el logo del token en vez de el ID, el ID irá en un tool tip </text:span><text:span text:style-name="T6">HECHO</text:span></text:p>
      <text:p text:style-name="P9">3.- <text:span text:style-name="T3">Añadir a los outputs del endpoint un campo “hidden” para que no mostrar lo oculto </text:span><text:span text:style-name="T6">HECHO</text:span></text:p>
      <text:p text:style-name="P8">4.- Añadir las funcionalidades que faltan en SeddCaptain <text:span text:style-name="T5">(Abel)</text:span></text:p>
      <text:p text:style-name="P8">5.- Añadir las funcionalidades que falten de proteo (no todas por ahora) <text:span text:style-name="T5">(Abel)</text:span></text:p>
      <text:p text:style-name="P8">6.- Añadir las funcionalidades que faltan de cyber <text:span text:style-name="T5">(Abel)</text:span></text:p>
      <text:p text:style-name="P8"/>
      <text:p text:style-name="P8"/>
      <text:p text:style-name="P6"><text:s/></text:p>
      <text:p text:style-name="P30">Al procesar el fichero, tener en cuenta que el campo “docs” funcione como un description y el mutable como el readOnly <text:span text:style-name="T9">HECHO</text:span></text:p>
      <text:p text:style-name="P3"/>
      <text:p text:style-name="P7">en los inputs añadir un campo “balance” igual que en los outputs. Cuando lo tenga, si hay un campo token, se chequea el balance de ese token <text:span text:style-name="T4">(futuro)</text:span></text:p>
      <text:p text:style-name="P3"/>
      <text:p text:style-name="P3">En la salida de datos, cuando un objeto es NFT, se añade “isNft”:true. Para el campo collection y nonce </text:p>
      <text:p text:style-name="P4">igual: <text:span text:style-name="T6">HECHO</text:span></text:p>
      <text:p text:style-name="P2">“isCollection”:true,</text:p>
      <text:p text:style-name="P2">“isNonce”:true,</text:p>
      <text:p text:style-name="P2"/>
      <text:p text:style-name="P15">enpoints condicionales</text:p>
      <text:p text:style-name="P1"/>
      <text:p text:style-name="P1">Entrada de datos:</text:p>
      <text:p text:style-name="P1"><text:soft-page-break/></text:p>
      <text:p text:style-name="P31">Token selector<text:line-break/>En los input ponemos el campo token. Si es un array, <text:span text:style-name="T10">filtro la lista para el selector. Si es sólo un token, muestro un input deshabilitado con el ID del token. </text:span><text:span text:style-name="T9">HECHO</text:span></text:p>
      <text:p text:style-name="P23">Añadir el “defaultValue” y el “fixedValue” <text:span text:style-name="T9">HECHO</text:span></text:p>
      <text:p text:style-name="P28"/>
      <text:p text:style-name="P29">HACER EL SWAP PRIMERO</text:p>
      <text:p text:style-name="P22"/>
      <text:p text:style-name="P24">Añadir el Balance encima del amount en pequeño (probar a la derecha y la izquierda)</text:p>
      <text:p text:style-name="P24"><text:s/>Revisar la URL al “not implemented in this version.”</text:p>
      <text:p text:style-name="P24"/>
      <text:p text:style-name="P25">Cuando se devuelva un error, capturar el mensaje y mostrarlo en el resultado</text:p>
      <text:p text:style-name="P25"/>
      <text:p text:style-name="P26">Vamos a añadir grupos en los endpoints</text:p>
      <text:p text:style-name="P27">Botón de Max en los input que llevan tokens</text:p>
      <text:p text:style-name="P27"/>
      <text:p text:style-name="P27"/>
      <text:p text:style-name="P1"/>
      <text:p text:style-name="P1"/>
      <text:p text:style-name="P1"><text:a xlink:type="simple" xlink:href="https://github.com/horizonnlabs/sc-gnogen-gng-mining-rs/tree/main/src" text:style-name="Internet_20_link" text:visited-style-name="Visited_20_Internet_20_Link">https://github.com/horizonnlabs/sc-gnogen-gng-mining-rs/tree/main/src</text:a></text:p>
      <text:p text:style-name="P1"><text:a xlink:type="simple" xlink:href="https://devnet-explorer.multiversx.com/accounts/erd1qqqqqqqqqqqqqpgqunfdvkfvux3025m9kzsx6e7n5peg07lmm8qsj6sshf" text:style-name="Internet_20_link" text:visited-style-name="Visited_20_Internet_20_Link">https://devnet-explorer.multiversx.com/accounts/erd1qqqqqqqqqqqqqpgqunfdvkfvux3025m9kzsx6e7n5peg07lmm8qsj6sshf</text:a></text:p>
      <text:p text:style-name="P1"/>
      <text:p text:style-name="P1"/>
      <text:p text:style-name="P1">----------------------------------------</text:p>
      <text:p text:style-name="P1"/>
      <text:p text:style-name="P5">Página de proyecto.</text:p>
      <text:p text:style-name="P5">- Información del proyecto arriba.</text:p>
      <text:p text:style-name="P5">- Módulos, cada uno en su tarjeta, que no vayan dentro de una tarjeta</text:p>
      <text:p text:style-name="P5">- <text:span text:style-name="T2">Todos los endpoint que sólo requieran el addres (lo miramos en el tipo), se lanzan directamente.</text:span></text:p>
      <text:p text:style-name="P5">- <text:span text:style-name="T3">A todas las queries les quito el acordeón. </text:span></text:p>
      <text:p text:style-name="P5"/>
      <text:p text:style-name="P5"/>
      <text:p text:style-name="P5"/>
      <text:p text:style-name="P10">Ver en proximamente.com</text:p>
      <text:p text:style-name="P11"/>
      <text:p text:style-name="P13">Son dos vistas:</text:p>
      <text:p text:style-name="P13">1.- la de acciones contra contratos</text:p>
      <text:p text:style-name="P13">2.- la de acciones contra un contrato</text:p>
      <text:p text:style-name="P12"/>
      <text:p text:style-name="P14">(lo va a maquetar sergi)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0:08:33.657753942</meta:creation-date>
    <dc:date>2023-10-13T08:35:47.874683372</dc:date>
    <meta:editing-duration>PT11H33M48S</meta:editing-duration>
    <meta:editing-cycles>21</meta:editing-cycles>
    <meta:generator>LibreOffice/7.3.7.2$Linux_X86_64 LibreOffice_project/30$Build-2</meta:generator>
    <meta:document-statistic meta:table-count="0" meta:image-count="0" meta:object-count="0" meta:page-count="3" meta:paragraph-count="47" meta:word-count="412" meta:character-count="2501" meta:non-whitespace-character-count="2131"/>
  </office:meta>
</office:document-meta>
</file>